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8acf" officeooo:paragraph-rsid="00008ac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1264f" officeooo:paragraph-rsid="0001264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08acf" officeooo:paragraph-rsid="00008ac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08acf" officeooo:paragraph-rsid="00008acf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1264f" officeooo:paragraph-rsid="0001264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21683" officeooo:paragraph-rsid="0002168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168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rjandus</text:p>
      <text:p text:style-name="P3"/>
      <text:p text:style-name="P4"><text:tab/>Sofia Oksanen (1977-) SOOME</text:p>
      <text:p text:style-name="P4"/>
      <text:p text:style-name="P4"><text:tab/>Huvitav fakt: Soome perekonna nimetuse asjandus: Oksanen, oksast oksase</text:p>
      <text:p text:style-name="P4">Romaanide allikaks on vanaemalt kuuldud stalini aja õudused ning perest toimunud reetmisest.</text:p>
      <text:p text:style-name="P5">Pärines Läänemaalt SuureLahtru külast. Ema nimi oli Elvi Pere.</text:p>
      <text:p text:style-name="P2"><text:span text:style-name="T1"><text:tab/>Vanaema suri 1990. aastal <text:s/>Elina kandis tema nime </text:span><text:span text:style-name="T2">kirjanikunimena edasi.</text:span></text:p>
      <text:p text:style-name="P6"><text:tab/>Riietumisstiil on väga anime lol.</text:p>
      <text:p text:style-name="P6"><text:tab/>Elvi käis tallinnas õppimas ehitusinsenerin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9:35:07.299310704</meta:creation-date>
    <meta:editing-duration>PT23S</meta:editing-duration>
    <meta:editing-cycles>2</meta:editing-cycles>
    <meta:generator>LibreOffice/7.1.7.2$Linux_X86_64 LibreOffice_project/10$Build-2</meta:generator>
    <dc:date>2022-02-03T09:35:29.002234351</dc:date>
    <meta:document-statistic meta:table-count="0" meta:image-count="0" meta:object-count="0" meta:page-count="1" meta:paragraph-count="8" meta:word-count="55" meta:character-count="416" meta:non-whitespace-character-count="363"/>
  </office:meta>
</office:document-meta>
</file>